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Version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veVersion.create( NodeState versionState , NodeState vhState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Version.getRemo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Version.RemoveVersion( ItemState removeState , NodeState parent , VersionManager 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veVersion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